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32.85cm" fo:min-width="24.2cm"/>
    </style:style>
    <style:style style:name="gr2" style:family="graphic" style:parent-style-name="standard">
      <style:graphic-properties draw:fill-color="#66ffff" draw:textarea-horizontal-align="justify" draw:textarea-vertical-align="middle" draw:auto-grow-height="false" fo:min-height="3.2cm" fo:min-width="0.9cm"/>
    </style:style>
    <style:style style:name="gr3" style:family="graphic" style:parent-style-name="objectwithoutfill">
      <style:graphic-properties draw:fill="none" draw:fill-color="#000000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3.2cm" fo:min-width="0.9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66ffff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7cm" svg:height="33.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6.9cm" svg:x="3.9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5.3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6.8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5.2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9.6cm" svg:y="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12.6cm" svg:y="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15.4cm" svg:y="4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14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14cm" svg:y="1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6.7cm" svg:y="17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8.2cm" svg:y="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11.2cm" svg:y="1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12.6cm" svg:y="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9.4cm" svg:y="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6.9cm" svg:x="3.901cm" svg:y="4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2.6cm" svg:y1="21.5cm" svg:x2="12cm" svg:y2="21.5cm">
          <text:p/>
        </draw:line>
        <draw:custom-shape draw:style-name="gr4" draw:text-style-name="P4" draw:layer="layout" svg:width="2.8cm" svg:height="6.9cm" svg:x="8.2cm" svg:y="7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8cm" svg:height="6.9cm" svg:x="11.2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8cm" svg:height="6.9cm" svg:x="9.8cm" svg:y="1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8cm" svg:height="6.9cm" svg:x="6.6cm" svg:y="1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8cm" svg:height="6.9cm" svg:x="8.3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8cm" svg:height="6.9cm" svg:x="11cm" svg:y="1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8cm" svg:height="6.9cm" svg:x="12.5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01:57:48.000752791</meta:creation-date>
    <dc:date>2018-01-30T02:06:56.950019904</dc:date>
    <meta:editing-duration>PT9M12S</meta:editing-duration>
    <meta:editing-cycles>1</meta:editing-cycles>
    <meta:document-statistic meta:object-count="24"/>
    <meta:generator>LibreOffice/5.2.7.2$Linux_ARM_EABI LibreOffice_project/528e71104c3fcc3637004cef595401b05295414c</meta:generator>
  </office:meta>
</office:document-meta>
</file>